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4.212cm"/>
    </style:style>
    <style:style style:name="co6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1.221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5.95cm" fo:break-before="auto" style:use-optimal-row-height="true"/>
    </style:style>
    <style:style style:name="ro7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3.738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2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vertical-align="top"/>
    </style:style>
    <style:style style:name="T1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2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5" table:default-cell-style-name="ce6"/>
        <table:table-column table:style-name="co6" table:default-cell-style-name="ce12"/>
        <table:table-column table:style-name="co8" table:default-cell-style-name="Default"/>
        <table:table-column table:style-name="co7" table:default-cell-style-name="ce12"/>
        <table:table-column table:style-name="co7" table:number-columns-repeated="1017" table:default-cell-style-name="ce15"/>
        <table:table-row table:style-name="ro2">
          <table:table-cell table:style-name="ce1" office:value-type="string">
            <text:p>How to build a new Andor's Trail releas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&quot;Prepare the environment  (&quot; &amp; [.$D$15] &amp; &quot;)&quot;" office:value-type="string" office:string-value="Prepare the environment  (v077)">
            <text:p>Prepare the environment <text:s/>(v077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3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Zukero/andors-trail">https://github.com/Zukero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office:value-type="string">
              <text:p>Zukero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table:formula="of:=&quot;C:\AT\&quot; &amp; [.$D$7]" office:value-type="string" office:string-value="C:\AT\Zukero\andors-trail">
              <text:p>C:\AT\Zukero\andors-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t-trail as working repository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office:value-type="string">
              <text:p>NutAndor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NutAndor/v076">https://github.com/NutAndor/v076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office:value-type="string">
              <text:p>v077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table:formula="of:=&quot;C:\AT\ATCS\&quot; &amp; [.$D$15] &amp; &quot;\ATCS\&quot; &amp; [.$D$15]" office:value-type="string" office:string-value="C:\AT\ATCS\v077\ATCS\v077">
              <text:p>C:\AT\ATCS\v077\ATCS\v077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Beta:</text:p>
            </table:table-cell>
            <table:table-cell table:style-name="ce8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office:value-type="string">
              <text:p>beta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7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/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style-name="ce9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</table:table-row-group>
        <table:table-row table:style-name="ro3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Zukero\andors-trail  to  NutAndor\andors-trail">
            <text:p>If not done already, fork <text:s/>Zukero\andors-trail <text:s/>to <text:s/>NutAndor\andors-trai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Zukero\andors-trail:master">
            <text:p>Check if the fork <text:s/>NutAndor\andors-trail:master <text:s/>is actual comparing to <text:s/>Zukero\andors-trail:mast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Zukero:master">https://github.com/NutAndor/andors-trail/compare/master...Zukero:master</text:a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v077">
            <text:p>Switch to branch <text:s/>NutAndor\andors-trail:v077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witch to branch  &quot; &amp; [.$D$15] &amp; &quot;:master&quot;" office:value-type="string" office:string-value="Switch to branch  v077:master">
            <text:p>Switch to branch <text:s/>v077:mast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13"/>
          <table:table-cell table:number-columns-repeated="1018"/>
        </table:table-row>
        <table:table-row-group>
          <table:table-row table:style-name="ro3">
            <table:table-cell table:number-columns-repeated="2"/>
            <table:table-cell office:value-type="string">
              <text:p>Update to the latest Android SDK version, and set that as the target SDK.</text:p>
            </table:table-cell>
            <table:table-cell table:style-name="ce10"/>
            <table:table-cell/>
            <table:table-cell table:style-name="ce14"/>
            <table:table-cell table:number-columns-repeated="1018"/>
          </table:table-row>
          <table:table-row table:style-name="ro3">
            <table:table-cell table:number-columns-repeated="3"/>
            <table:table-cell table:style-name="ce10"/>
            <table:table-cell/>
            <table:table-cell table:style-name="ce14"/>
            <table:table-cell table:number-columns-repeated="1018"/>
          </table:table-row>
        </table:table-row-group>
        <table:table-row table:style-name="ro3">
          <table:table-cell/>
          <table:table-cell office:value-type="string">
            <text:p>Lock translations <text:s/>(only for translation update - not for release build)</text:p>
          </table:table-cell>
          <table:table-cell table:number-columns-repeated="2"/>
          <table:table-cell table:style-name="Default"/>
          <table:table-cell table:style-name="ce13"/>
          <table:table-cell table:number-columns-repeated="1018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 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1024"/>
          </table:table-row>
        </table:table-row-group>
        <table:table-row table:style-name="ro3">
          <table:table-cell/>
          <table:table-cell office:value-type="string">
            <text:p>Import actual translations</text:p>
          </table:table-cell>
          <table:table-cell table:number-columns-repeated="2"/>
          <table:table-cell table:style-name="Default"/>
          <table:table-cell table:style-name="ce13"/>
          <table:table-cell table:number-columns-repeated="1018"/>
        </table:table-row>
        <table:table-row-group>
          <table:table-row table:style-name="ro3">
            <table:table-cell table:number-columns-repeated="3"/>
            <table:table-cell office:value-type="string">
              <text:p><text:a xlink:href="https://hosted.weblate.org/projects/andors-trail/#repository">https://hosted.weblate.org/projects/andors-trail/#repository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Download translations as zip file</text:p>
            </table:table-cell>
            <table:table-cell/>
            <table:table-cell table:style-name="ce13"/>
            <table:table-cell table:number-columns-repeated="1018"/>
          </table:table-row>
          <table:table-row table:style-name="ro3">
            <table:table-cell table:number-columns-repeated="3"/>
            <table:table-cell office:value-type="string">
              <text:p>Extract to downloads\translation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Zukero\andors-trail\AndorsTrail">
              <text:p>xcopy /S /Y <text:s/>%HOMEPATH%\Downloads\translations\andors-trail\user-interface\AndorsTrail\*.* C:\AT\Zukero\andors-trail\Andors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xcopy /S /Y  %HOMEPATH%\Downloads\translations\andors-trail\user-interface\AndorsTrail\*.* &quot; &amp; [.$D$12]" office:value-type="string" office:string-value="xcopy /S /Y  %HOMEPATH%\Downloads\translations\andors-trail\user-interface\AndorsTrail\*.* C:\AT\NutAndor\andors-trail\AndorsTrail">
              <text:p>xcopy /S /Y <text:s/>%HOMEPATH%\Downloads\translations\andors-trail\user-interface\AndorsTrail\*.* C:\AT\NutAndor\andors-trail\Andors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formula="of:=&quot;cd &quot; &amp; [.$D$12] &amp; &quot;\res&quot;" office:value-type="string" office:string-value="cd C:\AT\NutAndor\andors-trail\AndorsTrail\res">
              <text:p>cd C:\AT\NutAndor\andors-trail\AndorsTrail\r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formula="of:=&quot;cd &quot; &amp; [.$D$12] &amp; &quot;\res&quot;" office:value-type="string" office:string-value="cd C:\AT\NutAndor\andors-trail\AndorsTrail\res">
              <text:p>cd C:\AT\NutAndor\andors-trail\AndorsTrail\r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Zukero\andors-trail\AndorsTrail\assets\translation\*.po&quot;') DO @FOR %F in (&quot;C:\AT\Zukero\andors-trail\AndorsTrail\res\values-%~nC\strings.xml&quot;) DO @find &quot;localize_resources_from_mo_filename&quot;&quot;&gt;%~nC.mo&quot; %F &gt; nul">
              <text:p>FOR /F %C in ('dir /b /x "C:\AT\Zukero\andors-trail\AndorsTrail\assets\translation\*.po"') DO @FOR %F in ("C:\AT\Zukero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Update languages in selection menu: <text:s/>arrays.xml <text:s text:c="2"/>"preferences_language" <text:s/>(Zl.134, <text:s/>ab V078)</text:p>
            </table:table-cell>
            <table:table-cell table:number-columns-repeated="1021"/>
          </table:table-row>
          <table:table-row table:style-name="ro6">
            <table:table-cell table:number-columns-repeated="3"/>
            <table:table-cell table:style-name="ce11" office:value-type="string">
              <text:p><text:span text:style-name="T1">&lt;</text:span><text:span text:style-name="T2">string-array </text:span><text:span text:style-name="T3">name=</text:span><text:span text:style-name="T4">"preferences_language"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@string/preferences_language_default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nglish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Deutsch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spañol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Française (60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Italiano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Magyar (4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lski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Brasil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Русский язык (98%)&lt;/</text:span><text:span text:style-name="T2">item</text:span><text:span text:style-name="T1">&gt; </text:span><text:span text:style-name="T1"><text:line-break/></text:span><text:span text:style-name="T1">&lt;/</text:span><text:span text:style-name="T2">string-array</text:span><text:span text:style-name="T1">&gt; </text:span><text:span text:style-name="T1"><text:line-break/></text:span><text:span text:style-name="T1"/></text:p>
            </table:table-cell>
            <table:table-cell table:number-columns-repeated="1020"/>
          </table:table-row>
        </table:table-row-group>
        <table:table-row table:style-name="ro3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3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1" office:value-type="string">
            <text:p>DEVELOPMENT_INCOMPATIBLE_SAVEGAM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1" office:value-type="string">
            <text:p>CURRENT_VERSION_DISPLAY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1" office:value-type="string">
            <text:p>android:versionCode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1" office:value-type="string">
            <text:p>android:versionNa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Open ATCS with version  &quot; &amp; [.$D$15]" office:value-type="string" office:string-value="Open ATCS with version  v077">
            <text:p>Open ATCS with version <text:s/>v077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7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4"/>
            <table:table-cell/>
            <table:table-cell office:value-type="string">
              <text:p><text:span text:style-name="T5">Typo</text:span> means the existing translations must be preserved. </text:p>
            </table:table-cell>
            <table:table-cell table:number-columns-repeated="1020"/>
          </table:table-row>
          <table:table-row table:style-name="ro5" table:visibility="collapse">
            <table:table-cell/>
            <table:table-cell table:style-name="ce4"/>
            <table:table-cell/>
            <table:table-cell office:value-type="string">
              <text:p><text:span text:style-name="T5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5" table:visibility="collapse">
            <table:table-cell/>
            <table:table-cell table:style-name="ce4"/>
            <table:table-cell/>
            <table:table-cell office:value-type="string">
              <text:p><text:span text:style-name="T5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4"/>
            <table:table-cell/>
            <table:table-cell office:value-type="string">
              <text:p><text:span text:style-name="T5">None</text:span> means that we completely delete the old translations.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1024"/>
          </table:table-row>
        </table:table-row-group>
        <table:table-row table:style-name="ro3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9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Remove .mo .po and .pot files from  &quot; &amp; [.$D$12] &amp; &quot;\assets\translation&quot;" office:value-type="string" office:string-value="Remove .mo .po and .pot files from  C:\AT\NutAndor\andors-trail\AndorsTrail\assets\translation">
            <text:p>Remove .mo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 &amp; [.$D$16] &amp; &quot;\altered&quot;" office:value-type="string" office:string-value="set A=C:\AT\ATCS\v077\ATCS\v077\altered">
            <text:p>set A=C:\AT\ATCS\v077\ATCS\v077\altere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FOR %F in (&quot;&quot;&quot; &amp; [.$D$12] &amp; &quot;\assets\translation\*.po&quot;&quot;) DO &quot;&quot;C:\Program Files (x86)\Poedit\GettextTools\bin\msgfmt.exe&quot;&quot; -o %~dpnF.mo %~F&quot;" office:value-type="string" office:string-value="FOR %F in (&quot;C:\AT\NutAndor\andors-trail\AndorsTrail\assets\translation\*.po&quot;) DO &quot;C:\Program Files (x86)\Poedit\GettextTools\bin\msgfmt.exe&quot; -o %~dpnF.mo %~F">
            <text:p>FOR %F in ("C:\AT\NutAndor\andors-trail\AndorsTrail\assets\translation\*.po") DO "C:\Program Files (x86)\Poedit\GettextTools\bin\msgfmt.exe" -o %~dpnF.mo %~F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4"/>
          <table:table-cell office:value-type="string">
            <text:p>Open AndroidStudio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ush to Github</text:p>
          </table:table-cell>
          <table:table-cell table:number-columns-repeated="1023"/>
        </table:table-row>
        <table:table-row table:style-name="ro3">
          <table:table-cell/>
          <table:table-cell table:formula="of:=&quot;Close &quot; &amp; [.$D$15]" office:value-type="string" office:string-value="Close v077">
            <text:p>Close v077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v077">
            <text:p>Commit &amp; Push <text:s/>NutAndor\andors-trail:v077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ompare&quot; &amp; [.$D$7] &amp; &quot;:master&quot; &amp; &quot;  with  &quot; &amp; [.$D$11] &amp; &quot;:&quot; &amp; [.$D$15]" office:value-type="string" office:string-value="CompareZukero\andors-trail:master  with  NutAndor\andors-trail:v077">
            <text:p>CompareZukero\andors-trail:master <text:s/>with <text:s/>NutAndor\andors-trail:v077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NutAndor:v076">https://github.com/NutAndor/andors-trail/compare/master...NutAndor:v076</text:a>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Release candidate &quot; &amp; [.$D$15] &amp; &quot; before compression&quot;" office:value-type="string" office:string-value="Release candidate v077 before compression">
            <text:p>Release candidate v077 before compression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3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Create project: &quot; &amp; [.$D$18] &amp; &quot;   AT-source:  &quot; &amp; [.$D$12]" office:value-type="string" office:string-value="Create project: beta   AT-source:  C:\AT\NutAndor\andors-trail\AndorsTrail">
            <text:p>Create project: beta <text:s text:c="2"/>AT-source: <text:s/>C:\AT\NutAndor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5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style-name="ce5" office:value-type="string">
            <text:p>rem JSON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MX</text:p>
          </table:table-cell>
          <table:table-cell table:style-name="ce5" office:value-type="string">
            <text:p>rem TMX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NG</text:p>
          </table:table-cell>
          <table:table-cell table:style-name="ce5" office:value-type="string">
            <text:p>rem PNG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hen enter the compressed PNG defin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Open ATCS <text:s/>with project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ove key file from keystore to e.g. desktop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ove back key file to keystor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Remove the directory <text:s/>(Evtl. Unzip it first and zip afterwards again)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13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 table:number-rows-repeated="10483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Default"/>
        <table:table-row table:style-name="ro8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8">
          <table:table-cell/>
        </table:table-row>
      </table:table>
      <table:database-ranges>
        <table:database-range table:name="__Anonymous_Sheet_DB__1" table:target-range-address="Tabelle1.F1:Tabelle1.F1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0">10.11.2019</text:date>, <text:time>10:29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19-11-10T10:29:51.97</dc:date>
    <dc:creator>Christian </dc:creator>
    <meta:editing-duration>P25DT9H23M48S</meta:editing-duration>
    <meta:editing-cycles>32</meta:editing-cycles>
    <meta:generator>OpenOffice/4.1.3$Win32 OpenOffice.org_project/413m1$Build-9783</meta:generator>
    <meta:document-statistic meta:table-count="3" meta:cell-count="208" meta:object-count="0"/>
  </office:meta>
</office:document-meta>
</file>